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b286e" officeooo:paragraph-rsid="000b286e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c49e2" officeooo:paragraph-rsid="000645a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paragraph-rsid="000645a6"/>
    </style:style>
    <style:style style:name="P1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officeooo:rsid="001ee39b" officeooo:paragraph-rsid="001ee39b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8aa07" officeooo:paragraph-rsid="0018aa07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c8a79" officeooo:paragraph-rsid="001c8a79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8aa07" officeooo:paragraph-rsid="0018aa07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1c8a79" officeooo:paragraph-rsid="001c8a79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207b79" officeooo:paragraph-rsid="00207b79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20ec02" officeooo:paragraph-rsid="0020ec02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officeooo:paragraph-rsid="0018aa07"/>
    </style:style>
    <style:style style:name="P1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e467d" officeooo:paragraph-rsid="0015182c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236f9c" officeooo:paragraph-rsid="00236f9c" style:font-size-asian="10p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8aa07" officeooo:paragraph-rsid="0018aa07" style:font-size-asian="10p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ee39b" officeooo:paragraph-rsid="001ee39b" style:font-size-asian="10pt" style:font-size-complex="10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cebfa" officeooo:paragraph-rsid="001cebfa" style:font-size-asian="10pt" style:font-size-complex="10pt"/>
    </style:style>
    <style:style style:name="P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0645a6" officeooo:paragraph-rsid="002f0f52" style:font-size-asian="10pt" style:font-size-complex="10pt"/>
    </style:style>
    <style:style style:name="P2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Open Sans" fo:font-size="10pt" style:text-underline-style="none" officeooo:rsid="0022bb35" officeooo:paragraph-rsid="0022bb35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b286e" officeooo:paragraph-rsid="000b286e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.6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2f0f52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style:font-name="Open Sans" fo:font-size="10pt" style:text-underline-style="none" officeooo:rsid="0018aa07" style:font-size-asian="10pt" style:font-size-complex="10pt"/>
    </style:style>
    <style:style style:name="T4" style:family="text">
      <style:text-properties style:font-name="Open Sans" fo:font-size="10pt" style:text-underline-style="none" officeooo:rsid="001a96fc" style:font-size-asian="10pt" style:font-size-complex="10pt"/>
    </style:style>
    <style:style style:name="T5" style:family="text">
      <style:text-properties style:font-name="Open Sans" fo:font-size="10pt" officeooo:rsid="000645a6" style:font-size-asian="10pt" style:font-size-complex="10pt"/>
    </style:style>
    <style:style style:name="T6" style:family="text">
      <style:text-properties style:font-name="Open Sans" fo:font-size="10pt" officeooo:rsid="0018aa07" style:font-size-asian="10pt" style:font-size-complex="10pt"/>
    </style:style>
    <style:style style:name="T7" style:family="text">
      <style:text-properties style:font-name="Open Sans" fo:font-size="10pt" officeooo:rsid="0020ec02" style:font-size-asian="10pt" style:font-size-complex="10pt"/>
    </style:style>
    <style:style style:name="T8" style:family="text">
      <style:text-properties style:font-name="Open Sans" fo:font-size="10pt" officeooo:rsid="00273fe9" style:font-size-asian="10pt" style:font-size-complex="10pt"/>
    </style:style>
    <style:style style:name="T9" style:family="text">
      <style:text-properties style:font-name="Open Sans" fo:font-size="10pt" officeooo:rsid="0027a6f4" style:font-size-asian="10pt" style:font-size-complex="10pt"/>
    </style:style>
    <style:style style:name="T10" style:family="text">
      <style:text-properties officeooo:rsid="00182000"/>
    </style:style>
    <style:style style:name="T11" style:family="text">
      <style:text-properties officeooo:rsid="0018aa07"/>
    </style:style>
    <style:style style:name="T12" style:family="text">
      <style:text-properties officeooo:rsid="0020ec02"/>
    </style:style>
    <style:style style:name="T13" style:family="text">
      <style:text-properties officeooo:rsid="0022bb35"/>
    </style:style>
    <style:style style:name="T14" style:family="text">
      <style:text-properties officeooo:rsid="0025ccfc"/>
    </style:style>
    <style:style style:name="T15" style:family="text">
      <style:text-properties officeooo:rsid="002c95e5"/>
    </style:style>
    <style:style style:name="T16" style:family="text">
      <style:text-properties officeooo:rsid="002cf251"/>
    </style:style>
    <style:style style:name="T17" style:family="text">
      <style:text-properties officeooo:rsid="002e654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0fa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6">2.2</text:span></text:p>
      <text:p text:style-name="P1"/>
      <text:p text:style-name="P1">Nom : <text:span text:style-name="T10">Régler la commande</text:span></text:p>
      <text:p text:style-name="P1"/>
      <text:p text:style-name="P1">Acteur(s) : <text:span text:style-name="T10">Client</text:span></text:p>
      <text:p text:style-name="P1"/>
      <text:p text:style-name="P1">Description : <text:span text:style-name="T10">L’utilisateur doit pouvoir payer la commande en ligne</text:span></text:p>
      <text:p text:style-name="P1"/>
      <text:p text:style-name="P1">Auteur : <text:span text:style-name="T17">Damien Ramelet</text:span></text:p>
      <text:p text:style-name="P1"/>
      <text:p text:style-name="P1">Date : <text:span text:style-name="T11">01/06/2020</text:span></text:p>
      <text:p text:style-name="P1"/>
      <text:p text:style-name="P10"><text:span text:style-name="T5">Pré-conditions : </text:span><text:span text:style-name="T6">L’utilisateur doit avoir f</text:span><text:span text:style-name="T8">inalisé </text:span><text:span text:style-name="T6">une commande</text:span></text:p>
      <text:p text:style-name="P2"/>
      <text:p text:style-name="P10"><text:span text:style-name="T5">Démarrage : </text:span><text:span text:style-name="T6">L’utilisateur a </text:span><text:span text:style-name="T7">cliqué sur « </text:span><text:span text:style-name="T9">Régler la commande</text:span><text:span text:style-name="T7"> »</text:span></text:p>
      <text:p text:style-name="P1"/>
      <text:p text:style-name="P5">Scénario nominal :</text:p>
      <text:list xml:id="list2499332100" text:style-name="L1">
        <text:list-item>
          <text:p text:style-name="P21">Le système propose à l’utilisateur différen<text:span text:style-name="T15">ts</text:span> mode<text:span text:style-name="T15">s</text:span> de paiement</text:p>
        </text:list-item>
        <text:list-item>
          <text:p text:style-name="P22">L’utilisateur a choisi un mode de paiement en ligne</text:p>
        </text:list-item>
        <text:list-item>
          <text:p text:style-name="P22">Le système affiche un formulaire pour la saisie des informations de paiement</text:p>
        </text:list-item>
        <text:list-item>
          <text:p text:style-name="P22">L’utilisateur rempli ces informations</text:p>
        </text:list-item>
        <text:list-item>
          <text:p text:style-name="P22">Le système vérifie que les informations de paiement sont correctes</text:p>
        </text:list-item>
        <text:list-item>
          <text:p text:style-name="P23">La transaction est autorisée et effectuée par le système bancaire</text:p>
        </text:list-item>
        <text:list-item>
          <text:p text:style-name="P22">Le système indique que le paiement a été effectué et affiche un message de confirmation</text:p>
        </text:list-item>
        <text:list-item>
          <text:p text:style-name="P24">Le système enregistre <text:span text:style-name="T14">le paiement et</text:span> les préférences de l’utilisateur (informations de paiement)</text:p>
        </text:list-item>
      </text:list>
      <text:p text:style-name="P4"/>
      <text:p text:style-name="P5">Scénario <text:span text:style-name="T1">alternatif :</text:span></text:p>
      <text:p text:style-name="P12">2a. L’utilisateur a choisi un autre mode de paiement. Fin du scénario.</text:p>
      <text:p text:style-name="P17">2b. L’utilisateur quitte la page sans choisir de mode de paiement.</text:p>
      <text:p text:style-name="P14"/>
      <text:p text:style-name="P14">3a. Le système vérifie si l’utilisateur a déjà des préférences enregistrées, les affiche et l’utilisateur les valide. Étape 5.</text:p>
      <text:p text:style-name="P18"><text:span text:style-name="T3">3a. Le système vérifie si l’utilisateur a déjà des préférences enregistrées, les affiche et l’utilisateur ne les valide pas. </text:span><text:span text:style-name="T4">Retour à l’étape 2</text:span><text:span text:style-name="T3">.</text:span></text:p>
      <text:p text:style-name="P9"/>
      <text:p text:style-name="P6">Scénario d’erreur :</text:p>
      <text:p text:style-name="P13">5a. Les informations de paiement sont incorrectes. Le système affiche un message d’erreur. L’utilisateur ressaisit ses informations. Retour à l’étape 3.</text:p>
      <text:p text:style-name="P15">5b. Les informations de paiement sont incorrectes. Le système affiche un message d’erreur. L’utilisateur choisi un autre mode de paiement. Fin du scénario.</text:p>
      <text:p text:style-name="P15"/>
      <text:p text:style-name="P16">6a. La transaction n’est pas autorisée par le système bancaire et n’est pas effectuée. L’utilisateur choisi un autre mode de paiement. Fin du scénario.</text:p>
      <text:p text:style-name="P16">6b. La transaction n’est pas autorisée par le système bancaire et n’est pas effectuée. L’utilisateur quitte la page de paiement sans l’effectuer. Fin du scénario.</text:p>
      <text:p text:style-name="P16"/>
      <text:p text:style-name="P8"/>
      <text:p text:style-name="P5">Fin :</text:p>
      <text:p text:style-name="P19">Scénario nominal : <text:span text:style-name="T12">La transaction est effectuée, la commande enregistrée.</text:span></text:p>
      <text:p text:style-name="P28">S<text:span text:style-name="T2">cénario alternatif : </text:span></text:p>
      <text:list xml:id="list1386851704" text:style-name="L2">
        <text:list-item>
          <text:p text:style-name="P25"><text:span text:style-name="T2">L’utilisateur choisi un autre mode de paiement.</text:span></text:p>
        </text:list-item>
        <text:list-item>
          <text:p text:style-name="P26">L’utilisateur quitte la page sans choisir de mode de paiement.</text:p>
        </text:list-item>
      </text:list>
      <text:p text:style-name="P20">Scénario d’erreur : <text:span text:style-name="T12">L’utilisateur quitte la page sans effectuer le paiement en ligne.</text:span></text:p>
      <text:p text:style-name="P1"><text:soft-page-break/></text:p>
      <text:p text:style-name="P3">Post-conditions : <text:span text:style-name="T13">La commande est enregistrée et son état est « En cours »</text:span></text:p>
      <text:p text:style-name="P3"/>
      <text:p text:style-name="P7">Complément :</text:p>
      <text:p text:style-name="P7"/>
      <text:p text:style-name="P11"><text:span text:style-name="T18">Ergonomie</text:span> : Voir avec le client la possibilité de demander à l’utilisateur s’il souhaite que ses informations de paiement soient enregistrée, <text:span text:style-name="T19">plutôt que de le faire par défaut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0:54:49.862000000</meta:creation-date>
    <meta:editing-duration>PT7M17S</meta:editing-duration>
    <meta:editing-cycles>6</meta:editing-cycles>
    <meta:generator>LibreOffice/6.3.1.2$Windows_X86_64 LibreOffice_project/b79626edf0065ac373bd1df5c28bd630b4424273</meta:generator>
    <dc:date>2020-06-02T20:39:16.240000000</dc:date>
    <meta:document-statistic meta:table-count="0" meta:image-count="0" meta:object-count="0" meta:page-count="2" meta:paragraph-count="36" meta:word-count="395" meta:character-count="2484" meta:non-whitespace-character-count="2134"/>
  </office:meta>
</office:document-meta>
</file>